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point_or_space_to_buy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robot_succes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299" calcext:value-type="float">
            <text:p>299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8T16:58:59.126839000</dc:date>
    <meta:editing-duration>PT12H3M23S</meta:editing-duration>
    <meta:editing-cycles>54</meta:editing-cycles>
    <meta:document-statistic meta:table-count="1" meta:cell-count="212" meta:object-count="0"/>
  </office:meta>
</office:document-meta>
</file>